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NewRomanPSMT" style:font-name-complex="TimesNewRomanPSMT"/>
    </style:style>
    <style:style style:name="T3" style:family="text">
      <style:text-properties fo:font-weight="normal" style:font-name-asian="TimesNewRomanPSMT" style:font-weight-asian="normal" style:font-name-complex="TimesNewRomanPSM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zja systemu</text:p>
      <text:p text:style-name="P4"><text:span text:style-name="T1">Nazwa:</text:span> SkyNote</text:p>
      <text:p text:style-name="P4"/>
      <text:p text:style-name="P4"><text:span text:style-name="T1">Opis:</text:span> </text:p>
      <text:p text:style-name="P5"><text:tab/>Aplikacja utworzona w toku projektu ma pozwolić na określanie pozycji geograficznej użytkownika, a następnie na ekranie jego urządzenia wyświetlać obraz pobierany z wbudowanej kamery, na który za pośrednictwem rozszerzonej rzeczywistości nałoży umieszczone uprzednio w bazie informacje w formie przestrzennie rozlokowanych notek, których widoczność może być regulowana pomiędzy grupami użytkowników. Edycja ich, jak i tworzenie nowych również są dostępnymi funkcjonalnościami wraz podglądem mapy w klasycznym widoku, dla szerszego zaprezentowania rozmieszczenia „notatek”. </text:p>
      <text:p text:style-name="P5"><text:tab/>Ponadto użytkownicy mogą na podobieństwo portalu społecznościowego tworzyć grupy, dla filtrowania otrzymywanych informacji, jak i przekazywanych.</text:p>
      <text:p text:style-name="P5"/>
      <text:p text:style-name="P2">Adresowany problem: </text:p>
      <text:p text:style-name="P7"><text:tab/>Często spotykana jest sytuacja, gdy z grupą/ami podzielić chce się osoba pojedynczą, prostą <text:s/>informacją, która mogłaby uciec z pamięci, czy też nie może zostać łatwo rozesłana do docelowych odbiorców, czy nawet traci na ważności z dala od konkretnego miejsca. Przekazywanie ich pomiędzy grupami jak i silne powiązania z miejscami to kluczowe trudności. Aplikacja pozwoli zalogowanym (a więc identyfikowalnym) użytkownikom na umieszczanie małych porcji informacji w postaci kilkuzdaniowych notatek wraz z ich dowiązaniem do miejsca geograficznego, w bazie danych utrzymywanej na chmurze Azura przechowującej także informacje o użytkownikach i ich powiązaniach w grupy. Każda taka opakowana porcja stanie się dostępna dla określonych przez jej autora grup osób korzystających z aplikacji. </text:p>
      <text:p text:style-name="P4"><text:span text:style-name="T3"><text:tab/></text:span><text:span text:style-name="T2">Przykładową sytuacją byłoby tu rozmieszczenie w pracowniach komputerowych notatek z informacjami o pożądanych konfiguracjach /usterkach stacji roboczych, dla administratora przychodzącego tam – co znacząco ułatwi mu zadanie w porównaniu z przeglądaniem zapisanej gdzieś listy, czy e-maila.</text:span></text:p>
      <text:p text:style-name="P5"><text:tab/>Przykładową sytuacją może także być dzielenie się informacjami pomiędzy grupą znajomych na temat interesujących miejsc jak lokale gastronomiczne, czy kluby muzyczne, włączając w to ich położenie, a także opinie.</text:p>
      <text:p text:style-name="P5"/>
      <text:p text:style-name="P2">Kontekst systemu:</text:p>
      <text:p text:style-name="P5"><text:tab/>Użytkownikami aplikacji będą osoby prywatne, dla których portale społecznościowe stanowią istotną część ich aktywności sieciowej. Osoby lubiące dzielić się informacjami i opiniami na tematy miejsc, czy przekazywać powiązane z nimi informacje, mogą w robić to z pomocą produktu, dzieląc się także na grupy wedle zainteresowań, czy znajomości, albo też innych kryteriów i specyfiki przyjętych dowolnie przez tworzących grupę. </text:p>
      <text:p text:style-name="P5"><text:tab/>Użytkować aplikację zechcieć mogą także firmy, które między swymi pracownikami przekazywać muszą informację na temat punktów w przestrzeni zarówno miejskiej, jak i biurowej. Zarządzający zasobami ludzkimi i przydzielający zadania wybranym grupom, bądź jednostkom.</text:p>
      <text:p text:style-name="P5"/>
      <text:p text:style-name="P2">Użytkownicy:</text:p>
      <text:list xml:id="list771866527933401157" text:style-name="L1">
        <text:list-header>
          <text:p text:style-name="P10"/>
        </text:list-header>
        <text:list-item>
          <text:p text:style-name="P13">Administrator (lokalny, bądź globalny)</text:p>
          <text:p text:style-name="P10">Musi on dzielić użytkowników na grupy, w celu kontrolowania widoczności notatek i praw do ich tworzenie/edycji. Posiadając wszelkie możliwości użytkownika, rozszerzone o całkowitą kontrolę nad grupowaniem i uprawnieniami w obszarze administrowanym. Musi dopilnować odpowiedniego podziału (zarówno osób, jak i notatek), w stopniu zależnym od obszaru zastosowania aplikacji. </text:p>
          <text:p text:style-name="P10"/>
        </text:list-item>
        <text:list-item>
          <text:p text:style-name="P13">Użytkownik prywatny</text:p>
          <text:p text:style-name="P10"><text:soft-page-break/>Dla osoby prywatnej ważna będzie możliwość pogrupowania znanych sobie użytkowników, osobno od obcych i pomiędzy sobą. Notatki umieszczane przez niego powinny tyczyć się wybieranej grupy odbiorczej i nie być edytowane bez jego zezwolenia. Sam nie chciałby otrzymywać nadmiaru informacji od wszystkich użytkowników, a jedynie od wybranych ich podgrup, bądź grup tematycznych notatek. Wynikowo, sam należeć musi do jakiejś podgrupy osób i staje się w ramach własnej aplikacji „sam sobie administratorem”.</text:p>
        </text:list-item>
      </text:list>
      <text:p text:style-name="P5"/>
      <text:p text:style-name="P3">Zakres</text:p>
      <text:p text:style-name="P6">Zakres funkcjonalności dla poszczególnych grup udziałowców:</text:p>
      <text:p text:style-name="P6"/>
      <text:list xml:id="list3553284644567169939" text:style-name="L2">
        <text:list-item>
          <text:p text:style-name="P14">Administrator</text:p>
          <text:list>
            <text:list-item>
              <text:p text:style-name="P11">Wszystkie funkcjonalności posiadane przez użytkowników prywtanych w grupach, względem wszystkich notatek i grup administrowanych (Bądź globalnie).</text:p>
            </text:list-item>
            <text:list-item>
              <text:p text:style-name="P11">Zarządzanie mapą wszystkich dostępnych zadań (możliwość uporządkowania, bądź wyczyszczenia wszystkich notatek)</text:p>
            </text:list-item>
            <text:list-item>
              <text:p text:style-name="P11">Nadawanie praw</text:p>
            </text:list-item>
          </text:list>
        </text:list-item>
      </text:list>
      <text:p text:style-name="P6"/>
      <text:list xml:id="list42228159" text:continue-numbering="true" text:style-name="L2">
        <text:list-item>
          <text:p text:style-name="P14">Użytkownik prywatny</text:p>
          <text:list>
            <text:list-item>
              <text:p text:style-name="P15">Tworzenie, usuwanie, edycja notatek</text:p>
            </text:list-item>
            <text:list-item>
              <text:p text:style-name="P15">Podgląd najświeższych notatek pozostawionych przez znajomych</text:p>
            </text:list-item>
            <text:list-item>
              <text:p text:style-name="P15">Edycja swojego profilu</text:p>
            </text:list-item>
            <text:list-item>
              <text:p text:style-name="P15">Możliwość udostępniania swoich wpisów na portalach społecznościowych</text:p>
            </text:list-item>
            <text:list-item>
              <text:p text:style-name="P15">Wyświetlanie mapy notatek, bazującej na aktualnym położeniu użytkownika oraz modyfikacja widoku lokalizacji</text:p>
            </text:list-item>
            <text:list-item>
              <text:p text:style-name="P15">Grupowanie notatek (względem siebie).</text:p>
            </text:list-item>
          </text:list>
        </text:list-item>
      </text:list>
      <text:p text:style-name="P8"/>
      <text:list xml:id="list42218822" text:continue-numbering="true" text:style-name="L2">
        <text:list-item>
          <text:p text:style-name="P14">Użytkownik prywatny należący do grup/y</text:p>
          <text:list>
            <text:list-item>
              <text:p text:style-name="P11">Zapraszanie, akceptowanie użytkowników w ramach chęci przynależności do tej samej grupy.</text:p>
            </text:list-item>
            <text:list-item>
              <text:p text:style-name="P11">Tworzenie, usuwanie, edycja grup oraz grupowanie notatek (względem siebie).</text:p>
            </text:list-item>
            <text:list-item>
              <text:p text:style-name="P11">Grupowanie notatek względem grup.</text:p>
            </text:list-item>
            <text:list-item>
              <text:p text:style-name="P11">Udostępnianie notatek grupom</text:p>
            </text:list-item>
            <text:list-item>
              <text:p text:style-name="P11">Nadawanie praw administratora względem grupy utworzonej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zymon Ziewiec</meta:initial-creator>
    <meta:creation-date>2015-07-27T11:59:30.39</meta:creation-date>
    <meta:generator>OpenOffice/4.1.1$Win32 OpenOffice.org_project/411m6$Build-9775</meta:generator>
    <dc:date>2015-08-08T22:05:48.86</dc:date>
    <dc:creator>Szymon Ziewiec</dc:creator>
    <meta:editing-duration>PT16H52M56S</meta:editing-duration>
    <meta:editing-cycles>26</meta:editing-cycles>
    <meta:document-statistic meta:table-count="0" meta:image-count="0" meta:object-count="0" meta:page-count="2" meta:paragraph-count="36" meta:word-count="618" meta:character-count="4747"/>
  </office:meta>
</office:document-meta>
</file>